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B000000E6BEC2744C68FD4337.png" manifest:media-type="image/png"/>
  <manifest:file-entry manifest:full-path="Pictures/10000201000000DB000000E6D252F6049B316400.png" manifest:media-type="image/png"/>
  <manifest:file-entry manifest:full-path="Pictures/100002010000013E0000009FA3E208B32A24CA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701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6.862cm" fo:min-width="9.152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3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bababa" draw:textarea-horizontal-align="justify" draw:textarea-vertical-align="middle" draw:auto-grow-height="false" fo:min-height="3.306cm" fo:min-width="3.056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d0d0d0" draw:fill-color="#bababa" draw:opacity="100%" draw:opacity-name="" draw:textarea-horizontal-align="justify" draw:textarea-vertical-align="middle" draw:auto-grow-height="false" fo:min-height="0.512cm" fo:min-width="0.262cm"/>
    </style:style>
    <style:style style:name="gr10" style:family="graphic" style:parent-style-name="standard">
      <style:graphic-properties draw:stroke="none" svg:stroke-color="#d0d0d0" draw:fill-color="#939393" draw:opacity="100%" draw:opacity-name="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stroke="none" svg:stroke-color="#d0d0d0" draw:fill-color="#666666" draw:opacity="100%" draw:opacity-name="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stroke="none" svg:stroke-color="#d0d0d0" draw:fill-color="#a5a5a5" draw:opacity="100%" draw:opacity-name="" draw:textarea-horizontal-align="justify" draw:textarea-vertical-align="middle" draw:auto-grow-height="false" fo:min-height="0.512cm" fo:min-width="0.262cm"/>
    </style:style>
    <style:style style:name="gr13" style:family="graphic" style:parent-style-name="standard">
      <style:graphic-properties draw:stroke="none" svg:stroke-color="#d0d0d0" draw:fill-color="#333333" draw:opacity="100%" draw:opacity-name="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stroke="solid" svg:stroke-width="0.053cm" svg:stroke-color="#00b000" draw:marker-start-width="0.279cm" draw:marker-end-width="0.279cm" draw:fill-color="#a5a5a5" draw:opacity="100%" draw:opacity-name="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d0d0d0" draw:fill-color="#e8e8e8" draw:opacity="100%" draw:opacity-name="" draw:textarea-horizontal-align="justify" draw:textarea-vertical-align="middle" draw:auto-grow-height="false" fo:min-height="0.512cm" fo:min-width="0.262cm"/>
    </style:style>
    <style:style style:name="gr16" style:family="graphic" style:parent-style-name="standard">
      <style:graphic-properties draw:stroke="none" svg:stroke-color="#d0d0d0" draw:fill-color="#d0d0d0" draw:opacity="100%" draw:opacity-name="" draw:textarea-horizontal-align="justify" draw:textarea-vertical-align="middle" draw:auto-grow-height="false" fo:min-height="0.512cm" fo:min-width="0.262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.2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bababa"/>
      <style:paragraph-properties fo:text-align="center"/>
    </style:style>
    <style:style style:name="P5" style:family="paragraph">
      <loext:graphic-properties draw:fill-color="#bababa" draw:opacity="100%"/>
      <style:paragraph-properties fo:text-align="center"/>
    </style:style>
    <style:style style:name="P6" style:family="paragraph">
      <loext:graphic-properties draw:fill-color="#939393" draw:opacity="100%"/>
      <style:paragraph-properties fo:text-align="center"/>
    </style:style>
    <style:style style:name="P7" style:family="paragraph">
      <loext:graphic-properties draw:fill-color="#666666" draw:opacity="100%"/>
      <style:paragraph-properties fo:text-align="center"/>
    </style:style>
    <style:style style:name="P8" style:family="paragraph">
      <loext:graphic-properties draw:fill-color="#a5a5a5" draw:opacity="100%"/>
      <style:paragraph-properties fo:text-align="center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-color="#e8e8e8" draw:opacity="100%"/>
      <style:paragraph-properties fo:text-align="center"/>
    </style:style>
    <style:style style:name="P11" style:family="paragraph">
      <loext:graphic-properties draw:fill-color="#d0d0d0" draw:opacity="100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42cm" svg:height="6.621cm" svg:x="3.856cm" svg:y="0.015cm">
          <draw:image xlink:href="Pictures/100002010000013E0000009FA3E208B32A24CA08.png" xlink:type="simple" xlink:show="embed" xlink:actuate="onLoad" loext:mime-type="image/png">
            <text:p/>
          </draw:image>
        </draw:frame>
        <draw:custom-shape draw:style-name="gr2" draw:text-style-name="P2" draw:layer="layout" svg:width="9.652cm" svg:height="7.112cm" svg:x="1.478cm" svg:y="0.64cm">
          <text:p/>
          <draw:enhanced-geometry svg:viewBox="0 0 21600 21600" draw:type="block-arc" draw:modifiers="-148.297634469852 5665.917139727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1.524cm" svg:height="1.524cm" svg:x="5.634cm" svg:y="2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24cm" svg:height="1.27cm" svg:x="5.734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6.396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3.87cm" svg:height="4.064cm" svg:x="12.622cm" svg:y="1.602cm">
          <draw:image xlink:href="Pictures/10000201000000DB000000E6D252F6049B316400.png" xlink:type="simple" xlink:show="embed" xlink:actuate="onLoad" loext:mime-type="image/png">
            <text:p/>
          </draw:image>
        </draw:frame>
        <draw:frame draw:style-name="gr7" draw:text-style-name="P1" draw:layer="layout" svg:width="1.879cm" svg:height="1.974cm" draw:transform="skewX (-0.000523598775598294) rotate (0.68329640215578) translate (12.985cm 2.934cm)">
          <draw:image xlink:href="Pictures/10000201000000DB000000E6BEC2744C68FD4337.png" xlink:type="simple" xlink:show="embed" xlink:actuate="onLoad" loext:mime-type="image/png">
            <text:p/>
          </draw:image>
        </draw:frame>
        <draw:custom-shape draw:style-name="gr8" draw:text-style-name="P4" draw:layer="layout" svg:width="3.556cm" svg:height="3.556cm" svg:x="21.128cm" svg:y="1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762cm" svg:height="0.762cm" svg:x="21.436cm" svg:y="2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2.536cm" svg:y="2.0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762cm" svg:height="0.762cm" svg:x="23.636cm" svg:y="2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62cm" svg:height="0.762cm" svg:x="21.436cm" svg:y="3.1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22.536cm" svg:y="3.1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62cm" svg:height="0.762cm" svg:x="23.636cm" svg:y="3.1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762cm" svg:height="0.762cm" svg:x="21.436cm" svg:y="4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762cm" svg:height="0.762cm" svg:x="22.536cm" svg:y="4.2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62cm" svg:height="0.762cm" svg:x="23.636cm" svg:y="4.2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032cm" svg:height="1.016cm" svg:x="9.544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2.032cm" svg:height="1.016cm" svg:x="17.344cm" svg:y="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29.21cm" svg:height="1.673cm" svg:x="0.108cm" svg:y="0.286cm">
          <draw:text-box>
            <text:p><text:span text:style-name="T1">Process: </text:span><text:s text:c="9"/>Perception <text:s text:c="29"/>Cognition <text:s text:c="24"/>Behavior selection</text:p>
          </draw:text-box>
        </draw:frame>
        <draw:frame draw:style-name="gr18" draw:text-style-name="P12" draw:layer="layout" svg:width="29.21cm" svg:height="1.673cm" svg:x="0.108cm" svg:y="5.987cm">
          <draw:text-box>
            <text:p><text:span text:style-name="T1">Input: </text:span><text:s text:c="7"/>Environmental stimuli <text:s text:c="8"/>Perceptional and social <text:s text:c="11"/>Behavioral repertoire </text:p>
            <text:p><text:s text:c="71"/>influences 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0:14:26.269878406</meta:creation-date>
    <dc:date>2024-01-16T10:34:26.717569615</dc:date>
    <meta:editing-duration>PT9M49S</meta:editing-duration>
    <meta:editing-cycles>2</meta:editing-cycles>
    <meta:generator>LibreOffice/6.4.7.2$Linux_X86_64 LibreOffice_project/40$Build-2</meta:generator>
    <meta:document-statistic meta:object-count="44"/>
  </office:meta>
</office:document-meta>
</file>